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42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6.51cm"/>
    </style:style>
    <style:style style:name="co13" style:family="table-column">
      <style:table-column-properties fo:break-before="auto" style:column-width="6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細明體" style:font-name-asian="細明體1" style:font-name-complex="細明體1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2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3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3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得意的一天</text:p>
          </table:table-cell>
          <table:table-cell table:style-name="ce5" office:value-type="string" calcext:value-type="string">
            <text:p>不飽和葵花油</text:p>
          </table:table-cell>
          <table:table-cell table:style-name="ce2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3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table:style-name="ce11" office:value-type="string" calcext:value-type="string">
            <text:p>名詞</text:p>
          </table:table-cell>
          <table:table-cell table:style-name="ce11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發煙點</text:p>
          </table:table-cell>
          <table:table-cell table:style-name="ce11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傳統壓榨</text:p>
          </table:table-cell>
          <table:table-cell table:style-name="ce11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冷壓榨油</text:p>
          </table:table-cell>
          <table:table-cell table:style-name="ce11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溶劑萃取</text:p>
          </table:table-cell>
          <table:table-cell table:style-name="ce11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炸油法</text:p>
          </table:table-cell>
          <table:table-cell table:style-name="ce11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蒸煮法</text:p>
          </table:table-cell>
          <table:table-cell table:style-name="ce11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容量選擇</text:p>
          </table:table-cell>
          <table:table-cell table:style-name="ce11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飽和脂肪酸</text:p>
          </table:table-cell>
          <table:table-cell table:style-name="ce11" office:value-type="string" calcext:value-type="string">
            <text:p>油質最穩定最耐熱，較適合高溫烹調，常溫會呈現半固態，容易堆積造成心血管疾病，不輕易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單元不飽和脂肪酸(Omega-9)</text:p>
          </table:table-cell>
          <table:table-cell table:style-name="ce11" office:value-type="string" calcext:value-type="string">
            <text:p>降膽固醇、較不易氧化產生自由基，適合涼拌和熟食拌油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3)</text:p>
          </table:table-cell>
          <table:table-cell table:style-name="ce11" office:value-type="string" calcext:value-type="string">
            <text:p>次亞麻油酸，人體不會自然合成，深海魚類、魚油、亞麻仁油、紫蘇油、藻類，可用於一般的煎炒料理。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6)</text:p>
          </table:table-cell>
          <table:table-cell table:style-name="ce11" office:value-type="string" calcext:value-type="string">
            <text:p>亞麻油酸，人體不會自然合成，堅果、肉類、葡萄籽，可用於一般的煎炒料理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每日脂肪酸攝取比例</text:p>
          </table:table-cell>
          <table:table-cell office:value-type="string" calcext:value-type="string">
            <text:p>台灣衛生福利部國民健康署建議：每日脂肪酸攝取比例為【飽和：不飽和=1:2】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28"/>
        <table:table-column table:style-name="co5" table:number-columns-repeated="3" table:default-cell-style-name="ce28"/>
        <table:table-column table:style-name="co4" table:number-columns-repeated="1012" table:default-cell-style-name="ce1"/>
        <table:table-row table:style-name="ro1"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中文名稱</text:p>
          </table:table-cell>
          <table:table-cell table:style-name="ce11" office:value-type="string" calcext:value-type="string">
            <text:p>英文名稱</text:p>
          </table:table-cell>
          <table:table-cell table:style-name="ce11" office:value-type="string" calcext:value-type="string">
            <text:p>細分類</text:p>
          </table:table-cell>
          <table:table-cell table:style-name="ce7" office:value-type="string" calcext:value-type="string">
            <text:p>台灣常見</text:p>
          </table:table-cell>
          <table:table-cell table:style-name="ce11" office:value-type="string" calcext:value-type="string">
            <text:p>備註</text:p>
          </table:table-cell>
          <table:table-cell table:style-name="ce7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  <table:table-cell table:style-name="ce26" office:value-type="string" calcext:value-type="string">
            <text:p>飽和脂肪酸</text:p>
          </table:table-cell>
          <table:table-cell table:style-name="ce26" office:value-type="string" calcext:value-type="string">
            <text:p>單元不飽和脂肪酸(Omega-9)</text:p>
          </table:table-cell>
          <table:table-cell table:style-name="ce26" office:value-type="string" calcext:value-type="string">
            <text:p>多元不飽和脂肪酸(Omega-3)</text:p>
          </table:table-cell>
          <table:table-cell table:style-name="ce26" office:value-type="string" calcext:value-type="string">
            <text:p>多元不飽和脂肪酸(Omega-6)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酪梨油</text:p>
          </table:table-cell>
          <table:table-cell table:style-name="ce11" office:value-type="string" calcext:value-type="string">
            <text:p>Avocado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芥花籽油</text:p>
          </table:table-cell>
          <table:table-cell table:style-name="ce11" office:value-type="string" calcext:value-type="string">
            <text:p>Canola oil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為油菜籽油的一種(低芥酸 &lt;5%)，特稱芥花籽油</text:p>
          </table:table-cell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float" office:value="61" calcext:value-type="float">
            <text:p>61</text:p>
          </table:table-cell>
          <table:table-cell table:style-name="ce36" office:value-type="float" office:value="11" calcext:value-type="float">
            <text:p>11</text:p>
          </table:table-cell>
          <table:table-cell table:style-name="ce27" office:value-type="float" office:value="21" calcext:value-type="float">
            <text:p>21</text:p>
          </table:table-cell>
          <table:table-cell table:formula="of:=[.I3]+[.J3]+[.K3]+[.L3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椰子油</text:p>
          </table:table-cell>
          <table:table-cell table:style-name="ce11" office:value-type="string" calcext:value-type="string">
            <text:p>Coconut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91" calcext:value-type="float">
            <text:p>91</text:p>
          </table:table-cell>
          <table:table-cell table:style-name="ce35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formula="of:=[.I4]+[.J4]+[.K4]+[.L4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玉米胚芽油</text:p>
          </table:table-cell>
          <table:table-cell table:style-name="ce11" office:value-type="string" calcext:value-type="string">
            <text:p>Corn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27" office:value-type="float" office:value="13" calcext:value-type="float">
            <text:p>13</text:p>
          </table:table-cell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57" calcext:value-type="float">
            <text:p>57</text:p>
          </table:table-cell>
          <table:table-cell table:formula="of:=[.I5]+[.J5]+[.K5]+[.L5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棉籽油</text:p>
          </table:table-cell>
          <table:table-cell table:style-name="ce11" office:value-type="string" calcext:value-type="string">
            <text:p>Cotton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27" office:value-type="float" office:value="27" calcext:value-type="float">
            <text:p>27</text:p>
          </table:table-cell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formula="of:=[.I6]+[.J6]+[.K6]+[.L6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亞麻籽油</text:p>
          </table:table-cell>
          <table:table-cell table:style-name="ce11" office:value-type="string" calcext:value-type="string">
            <text:p>Flax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9" calcext:value-type="float">
            <text:p>9</text:p>
          </table:table-cell>
          <table:table-cell table:style-name="ce35" office:value-type="float" office:value="18" calcext:value-type="float">
            <text:p>18</text:p>
          </table:table-cell>
          <table:table-cell table:style-name="ce36" office:value-type="float" office:value="57" calcext:value-type="float">
            <text:p>57</text:p>
          </table:table-cell>
          <table:table-cell table:style-name="ce27" office:value-type="float" office:value="16" calcext:value-type="float">
            <text:p>16</text:p>
          </table:table-cell>
          <table:table-cell table:formula="of:=[.I7]+[.J7]+[.K7]+[.L7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麻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/>
          <table:table-cell table:style-name="ce35"/>
          <table:table-cell table:style-name="ce27" table:number-columns-repeated="2"/>
          <table:table-cell table:formula="of:=[.I8]+[.J8]+[.K8]+[.L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初榨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品質較高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9]+[.J9]+[.K9]+[.L9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精煉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人工精煉，可耐高溫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10]+[.J10]+[.K10]+[.L10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棕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51" calcext:value-type="float">
            <text:p>51</text:p>
          </table:table-cell>
          <table:table-cell table:style-name="ce35" office:value-type="float" office:value="39" calcext:value-type="float">
            <text:p>3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formula="of:=[.I11]+[.J11]+[.K11]+[.L11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花生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19" calcext:value-type="float">
            <text:p>19</text:p>
          </table:table-cell>
          <table:table-cell table:style-name="ce35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3" calcext:value-type="float">
            <text:p>33</text:p>
          </table:table-cell>
          <table:table-cell table:formula="of:=[.I12]+[.J12]+[.K12]+[.L12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紅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77" calcext:value-type="float">
            <text:p>7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formula="of:=[.I13]+[.J13]+[.K13]+[.L13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豆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23" calcext:value-type="float">
            <text:p>23</text:p>
          </table:table-cell>
          <table:table-cell table:style-name="ce27" office:value-type="float" office:value="8" calcext:value-type="float">
            <text:p>8</text:p>
          </table:table-cell>
          <table:table-cell table:style-name="ce36" office:value-type="float" office:value="54" calcext:value-type="float">
            <text:p>54</text:p>
          </table:table-cell>
          <table:table-cell table:formula="of:=[.I14]+[.J14]+[.K14]+[.L14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葵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71" calcext:value-type="float">
            <text:p>71</text:p>
          </table:table-cell>
          <table:table-cell table:formula="of:=[.I15]+[.J15]+[.K15]+[.L15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苦茶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茶油，油茶樹果實種籽</text:p>
          </table:table-cell>
          <table:table-cell table:style-name="ce7"/>
          <table:table-cell table:style-name="ce29" office:value-type="string" calcext:value-type="string">
            <text:p>O</text:p>
          </table:table-cell>
          <table:table-cell table:style-name="ce27"/>
          <table:table-cell table:style-name="ce37" office:value-type="string" calcext:value-type="string">
            <text:p>V</text:p>
          </table:table-cell>
          <table:table-cell table:style-name="ce27" table:number-columns-repeated="2"/>
          <table:table-cell table:formula="of:=[.I16]+[.J16]+[.K16]+[.L1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茶葉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29" office:value-type="string" calcext:value-type="string">
            <text:p>O</text:p>
          </table:table-cell>
          <table:table-cell table:style-name="ce27"/>
          <table:table-cell table:style-name="ce37" office:value-type="string" calcext:value-type="string">
            <text:p>V</text:p>
          </table:table-cell>
          <table:table-cell table:style-name="ce27" table:number-columns-repeated="2"/>
          <table:table-cell table:formula="of:=[.I17]+[.J17]+[.K17]+[.L1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芝麻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麻油或胡麻油，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V</text:p>
          </table:table-cell>
          <table:table-cell table:formula="of:=[.I18]+[.J18]+[.K18]+[.L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葡萄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27" table:number-columns-repeated="4"/>
          <table:table-cell table:formula="of:=[.I19]+[.J19]+[.K19]+[.L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小麥胚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0]+[.J20]+[.K20]+[.L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米糠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table:number-columns-repeated="4"/>
          <table:table-cell table:formula="of:=[.I21]+[.J21]+[.K21]+[.L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豬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43" calcext:value-type="float">
            <text:p>4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23]+[.J23]+[.K23]+[.L23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33" office:value-type="float" office:value="73" calcext:value-type="float">
            <text:p>7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SUM=3</text:p>
          </table:table-cell>
          <table:table-cell table:style-name="ce27"/>
          <table:table-cell table:formula="of:=[.I24]+[.J24]+[.K24]+[.L24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羊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5]+[.J25]+[.K25]+[.L2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雞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33" office:value-type="string" calcext:value-type="string">
            <text:p>V</text:p>
          </table:table-cell>
          <table:table-cell table:style-name="ce27" table:number-columns-repeated="3"/>
          <table:table-cell table:formula="of:=[.I26]+[.J26]+[.K26]+[.L2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鴨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7]+[.J27]+[.K27]+[.L2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鵝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8]+[.J28]+[.K28]+[.L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牛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68" calcext:value-type="float">
            <text:p>68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formula="of:=[.I29]+[.J29]+[.K29]+[.L29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肝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調和油</text:p>
          </table:table-cell>
          <table:table-cell table:style-name="ce11" table:number-columns-repeated="3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烹調方式" table:style-name="ta1"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中火：約163℃；大火：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/>
          <table:table-cell office:value-type="string" calcext:value-type="string">
            <text:p>49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3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3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/>
          <table:table-cell office:value-type="string" calcext:value-type="string">
            <text:p>約100℃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00/00/00</text:date>, <text:time style:data-style-name="N2" text:time-value="21:45:21.46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01T08:17:08.206000000</dc:date>
    <meta:editing-cycles>54</meta:editing-cycles>
    <meta:editing-duration>PT7H40M34S</meta:editing-duration>
    <meta:document-statistic meta:table-count="4" meta:cell-count="348" meta:object-count="0"/>
  </office:meta>
</office:document-meta>
</file>